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ToBigDecimal.test_FloatNanInfinite_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astToBigDecimal.test_nullString_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_castToBigDecimal.test_DoubleNanInfinite_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astToBigDecimal.test_nullString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_castToBigDecimal.test_DoubleNan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astToBigDecimal.test_FloatNan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